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579d1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1cm" svg:stroke-color="#579d1c" draw:marker-start-width="0.276cm" draw:marker-end-width="0.276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175cm" svg:height="2.032cm" svg:x="4.048cm" svg:y="4.81cm">
          <text:p text:style-name="P1"><text:span text:style-name="T1">Primary</text:span></text:p>
          <text:p text:style-name="P1"><text:span text:style-name="T1">GNU Chess</text:span></text:p>
          <text:p text:style-name="P1"><text:span text:style-name="T1">Chess Engine</text:span></text:p>
          <text:p text:style-name="P1"><text:span text:style-name="T1">(ce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3.175cm" svg:height="2.032cm" svg:x="8.874cm" svg:y="4.81cm">
          <text:p text:style-name="P1"><text:span text:style-name="T1">Secondary</text:span></text:p>
          <text:p text:style-name="P1"><text:span text:style-name="T1">GNU Chess</text:span></text:p>
          <text:p text:style-name="P1"><text:span text:style-name="T1">Chess Engine</text:span></text:p>
          <text:p text:style-name="P1"><text:span text:style-name="T1">(ce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3.175cm" svg:height="2.032cm" svg:x="6.461cm" svg:y="8.62cm">
          <text:p text:style-name="P1"><text:span text:style-name="T1">chess_server</text:span></text:p>
          <text:p text:style-name="P1"><text:span text:style-name="T1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3.175cm" svg:height="2.032cm" svg:x="6.461cm" svg:y="12.72cm">
          <text:p text:style-name="P1"><text:span text:style-name="T1">rqt_chess</text:span></text:p>
          <text:p text:style-name="P1"><text:span text:style-name="T1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3.048cm" svg:height="1.397cm" svg:x="2.397cm" svg:y="10.906cm">
          <text:p text:style-name="P1"><text:span text:style-name="T1">libchessengin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926cm" svg:y1="8.917cm" svg:x2="5.636cm" svg:y2="6.842cm" draw:start-shape="id1" draw:start-glue-point="5" draw:end-shape="id2" draw:end-glue-point="8" svg:d="M6926 8917v-1185h-1290v-890" svg:viewBox="0 0 1291 2076">
          <text:p/>
        </draw:connector>
        <draw:connector draw:style-name="gr3" draw:text-style-name="P1" draw:layer="layout" svg:x1="9.171cm" svg:y1="8.917cm" svg:x2="10.462cm" svg:y2="6.842cm" draw:start-shape="id1" draw:start-glue-point="11" draw:end-shape="id3" draw:end-glue-point="8" svg:d="M9171 8917v-1185h1291v-890" svg:viewBox="0 0 1292 2076">
          <text:p/>
        </draw:connector>
        <draw:frame draw:style-name="gr4" draw:text-style-name="P3" draw:layer="layout" svg:width="1.357cm" svg:height="0.649cm" svg:x="5.612cm" svg:y="7.731cm">
          <draw:text-box>
            <text:p><text:span text:style-name="T1">pipe0</text:span></text:p>
          </draw:text-box>
        </draw:frame>
        <draw:frame draw:style-name="gr5" draw:text-style-name="P3" draw:layer="layout" svg:width="1.357cm" svg:height="0.649cm" svg:x="9.041cm" svg:y="7.717cm">
          <draw:text-box>
            <text:p><text:span text:style-name="T1">pipe1</text:span></text:p>
          </draw:text-box>
        </draw:frame>
        <draw:connector draw:style-name="gr3" draw:text-style-name="P1" draw:layer="layout" svg:x1="3.921cm" svg:y1="10.906cm" svg:x2="6.461cm" svg:y2="9.636cm" draw:start-shape="id4" draw:start-glue-point="0" draw:end-shape="id1" draw:end-glue-point="6" svg:d="M3921 10906v-1270h2540" svg:viewBox="0 0 2541 1271">
          <text:p/>
        </draw:connector>
        <draw:connector draw:style-name="gr3" draw:text-style-name="P1" draw:layer="layout" svg:x1="3.921cm" svg:y1="12.303cm" svg:x2="6.461cm" svg:y2="13.736cm" draw:start-shape="id4" draw:start-glue-point="2" draw:end-shape="id5" draw:end-glue-point="6" svg:d="M3921 12303v1433h2540" svg:viewBox="0 0 2541 1434">
          <text:p/>
        </draw:connector>
        <draw:connector draw:style-name="gr6" draw:text-style-name="P1" draw:layer="layout" svg:x1="8.049cm" svg:y1="12.72cm" svg:x2="8.049cm" svg:y2="10.652cm" draw:start-shape="id5" draw:start-glue-point="4" draw:end-shape="id1" draw:end-glue-point="8" svg:d="M8049 12720v-2068" svg:viewBox="0 0 1 2069">
          <text:p/>
        </draw:connector>
        <draw:frame draw:style-name="gr5" draw:text-style-name="P3" draw:layer="layout" svg:width="4.359cm" svg:height="0.649cm" svg:x="7.858cm" svg:y="11.414cm">
          <draw:text-box>
            <text:p><text:span text:style-name="T1">ROS messages/servi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9T12:55:18.576098953</meta:creation-date>
    <dc:date>2016-09-29T13:19:10.511894223</dc:date>
    <meta:editing-duration>PT8M41S</meta:editing-duration>
    <meta:editing-cycles>1</meta:editing-cycles>
    <meta:document-statistic meta:object-count="13"/>
    <meta:generator>LibreOffice/4.2.8.2$Linux_X86_64 LibreOffice_project/420m0$Build-2</meta:generator>
  </office:meta>
</office:document-meta>
</file>